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 style:parent-style-name="Frame">
      <style:graphic-properties draw:textarea-horizontal-align="justify" draw:textarea-vertical-align="middle" draw:auto-grow-height="false" fo:min-height="2.392cm" fo:min-width="2.3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auto-grow-height="false" fo:min-height="2.755cm" fo:min-width="2.787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2.281cm" fo:min-width="2.3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4.179cm" fo:min-width="4.0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2.949cm" fo:min-width="1.9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textarea-horizontal-align="justify" draw:textarea-vertical-align="middle" draw:auto-grow-height="false" fo:min-height="2.464cm" fo:min-width="4.7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textarea-horizontal-align="justify" draw:textarea-vertical-align="middle" draw:auto-grow-height="false" fo:min-height="2.184cm" fo:min-width="2.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textarea-horizontal-align="justify" draw:textarea-vertical-align="middle" draw:auto-grow-height="false" fo:min-height="1.887cm" fo:min-width="2.2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 style:parent-style-name="Frame">
      <style:graphic-properties draw:textarea-horizontal-align="justify" draw:textarea-vertical-align="middle" draw:auto-grow-height="false" fo:min-height="2.519cm" fo:min-width="1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draw:textarea-horizontal-align="justify" draw:textarea-vertical-align="middle" draw:auto-grow-height="false" fo:min-height="5.3cm" fo:min-width="4.9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Frame">
      <style:graphic-properties draw:textarea-vertical-align="middle" draw:auto-grow-height="false" fo:min-height="3.704cm" fo:min-width="3.7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parent-style-name="Frame">
      <style:graphic-properties draw:textarea-horizontal-align="justify" draw:textarea-vertical-align="middle" draw:auto-grow-height="false" fo:min-height="1.499cm" fo:min-width="2.2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 style:parent-style-name="Frame">
      <style:graphic-properties draw:textarea-horizontal-align="justify" draw:textarea-vertical-align="middle" draw:auto-grow-height="false" fo:min-height="1.281cm" fo:min-width="1.6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 style:parent-style-name="Frame">
      <style:graphic-properties draw:textarea-horizontal-align="justify" draw:textarea-vertical-align="middle" draw:auto-grow-height="false" fo:min-height="1.039cm" fo:min-width="1.5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parent-style-name="Frame">
      <style:graphic-properties draw:textarea-horizontal-align="justify" draw:textarea-vertical-align="middle" draw:auto-grow-height="false" fo:min-height="0.603cm" fo:min-width="1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 style:parent-style-name="Frame">
      <style:graphic-properties draw:textarea-horizontal-align="justify" draw:textarea-vertical-align="middle" draw:auto-grow-height="false" fo:min-height="1.513cm" fo:min-width="4.4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parent-style-name="Frame">
      <style:graphic-properties draw:textarea-horizontal-align="justify" draw:textarea-vertical-align="middle" draw:auto-grow-height="false" fo:min-height="2.469cm" fo:min-width="5.9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Alakzat 1" draw:style-name="gr17" svg:width="5.968cm" svg:height="2.47cm" svg:x="0.607cm" svg:y="0.467cm"><text:p text:style-name="Frame_20_contents"/><draw:enhanced-geometry svg:viewBox="0 0 21600 21600" draw:type="rectangle" draw:enhanced-path="M 0 0 L 21600 0 21600 21600 0 21600 0 0 Z N"/></draw:custom-shape><draw:custom-shape text:anchor-type="paragraph" draw:z-index="1" draw:name="Alakzat 2" draw:style-name="gr16" svg:width="4.587cm" svg:height="1.676cm" svg:x="7.544cm" svg:y="0.556cm"><text:p text:style-name="Frame_20_contents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Alakzat 3" draw:style-name="gr15" svg:width="2.206cm" svg:height="0.854cm" svg:x="0.93cm" svg:y="3.731cm"><text:p text:style-name="Frame_20_contents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Alakzat 4" draw:style-name="gr14" svg:width="3.146cm" svg:height="3.116cm" svg:x="4.752cm" svg:y="3.526cm"><text:p text:style-name="Frame_20_contents"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" draw:name="Alakzat 5" draw:style-name="gr13" svg:width="3.294cm" svg:height="2.558cm" svg:x="9.631cm" svg:y="3.261cm"><text:p text:style-name="Frame_20_contents"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Alakzat 6" draw:style-name="gr12" svg:width="3.617cm" svg:height="2.382cm" svg:x="0.811cm" svg:y="6.172cm"><text:p text:style-name="Frame_20_contents"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" draw:name="Alakzat 7" draw:style-name="gr11" draw:text-style-name="P1" svg:width="3.705cm" svg:height="3.705cm" svg:x="9.895cm" svg:y="7.553cm"><text:p text:style-name="Frame_20_contents"/><draw:enhanced-geometry draw:glue-point-type="segments" draw:type="mso-spt100" draw:modifiers="-90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text:anchor-type="paragraph" draw:z-index="7" draw:name="Alakzat 8" draw:style-name="gr10" svg:width="4.94cm" svg:height="5.301cm" svg:x="0.312cm" svg:y="9.698cm"><text:p text:style-name="Frame_20_contents"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8" draw:name="Alakzat 9" draw:style-name="gr9" svg:width="3.088cm" svg:height="3.292cm" svg:x="14.335cm" svg:y="2.203cm"><text:p text:style-name="Frame_20_contents"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custom-shape text:anchor-type="paragraph" draw:z-index="9" draw:name="Alakzat 10" draw:style-name="gr8" svg:width="3.557cm" svg:height="2.999cm" svg:x="7.662cm" svg:y="12.169cm"><text:p text:style-name="Frame_20_contents"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10" draw:name="Alakzat 11" draw:style-name="gr7" svg:width="3.204cm" svg:height="3.088cm" svg:x="13.483cm" svg:y="12.285cm"><text:p text:style-name="Frame_20_contents"/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custom-shape text:anchor-type="paragraph" draw:z-index="11" draw:name="Alakzat 12" draw:style-name="gr6" svg:width="4.791cm" svg:height="3.941cm" svg:x="0.519cm" svg:y="16.078cm"><text:p text:style-name="Frame_20_contents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2" draw:name="Alakzat 13" draw:style-name="gr5" svg:width="2.558cm" svg:height="3.587cm" svg:x="7.338cm" svg:y="16.873cm"><text:p text:style-name="Frame_20_contents"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3" draw:name="Alakzat 14" draw:style-name="gr4" svg:width="4.058cm" svg:height="4.733cm" svg:x="11.513cm" svg:y="16.815cm"><text:p text:style-name="Frame_20_contents"/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4" draw:name="Alakzat 15" draw:style-name="gr3" svg:width="4.587cm" svg:height="4.557cm" svg:x="0.4cm" svg:y="21.283cm"><text:p text:style-name="Frame_20_contents"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15" draw:name="Alakzat 16" draw:style-name="gr2" svg:width="3.412cm" svg:height="3.38cm" svg:x="6.632cm" svg:y="21.754cm"><text:p text:style-name="Frame_20_contents"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6" draw:name="Alakzat 18" draw:style-name="gr1" svg:width="3.38cm" svg:height="3.38cm" svg:x="12.074cm" svg:y="21.842cm"><text:p text:style-name="Frame_20_contents"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16:25:33.705000000</meta:creation-date>
    <dc:date>2021-05-19T16:28:55.562000000</dc:date>
    <meta:editing-duration>PT3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2.0.0.alpha1$Windows_X86_64 LibreOffice_project/5e79dd22f30f7ae802861aa8baedcd1fc997c6b8</meta:generator>
  </office:meta>
</office:document-meta>
</file>